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0)">
            <text:p>sn(2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5">
            <text:p>5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7T08:09:18.8">
            <text:p>2020/3/27 8:09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8cm" draw:caption-point-x="-1.353cm" draw:caption-point-y="2.43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33)">
            <text:p>sn(33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27T08:09:19.06">
            <text:p>2020/3/27 8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74cm" draw:caption-point-x="-1.353cm" draw:caption-point-y="2.43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27T08:09:19.35">
            <text:p>2020/3/27 8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84cm" draw:caption-point-x="-1.353cm" draw:caption-point-y="2.43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7T08:09:19.53">
            <text:p>2020/3/27 8:09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8cm" draw:caption-point-x="-1.353cm" draw:caption-point-y="2.43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33)">
            <text:p>sn(33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7T08:09:18.07">
            <text:p>2020/3/27 8:09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33)">
            <text:p>sn(33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7T08:09:18.07">
            <text:p>2020/3/27 8:09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27T08:09:18.07">
            <text:p>2020/3/27 8:09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7T08:09:18.07">
            <text:p>2020/3/27 8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33)">
            <text:p>sn(33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7T08:09:19.95">
            <text:p>2020/3/27 8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6cm" draw:caption-point-x="-1.353cm" draw:caption-point-y="2.23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7T08:09:18.08">
            <text:p>2020/3/27 8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33)">
            <text:p>sn(33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7T08:09:20.13">
            <text:p>2020/3/27 8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6cm" draw:caption-point-x="-1.353cm" draw:caption-point-y="2.23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2020/03/27</text:date>, <text:time>08:31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27T08:31:12.58</dc:date>
    <dc:creator>iwabuchi ken</dc:creator>
    <meta:editing-duration>P8DT46M47S</meta:editing-duration>
    <meta:editing-cycles>764</meta:editing-cycles>
    <meta:generator>OpenOffice/4.1.3$Win32 OpenOffice.org_project/413m1$Build-9783</meta:generator>
    <meta:document-statistic meta:table-count="11" meta:cell-count="4908" meta:object-count="0"/>
    <meta:user-defined meta:name="sheets-banding"/>
    <meta:user-defined meta:name="sheets-original-selection"/>
  </office:meta>
</office:document-meta>
</file>